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TaskExecutorThreadPool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alTaskExecutorThreadPool.runInThread( Runnable runn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calTaskExecutorThreadPool.setInstanceName( String sch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calTaskExecutorThreadPool.setInstanceId( String schedIns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calTaskExecutorThreadPool.shutdown( boolean waitForJobsToComple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calTaskExecutorThreadPool.blockForAvailableThre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TaskExecutorThreadPool.getPool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